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4b1a" officeooo:paragraph-rsid="00054b1a"/>
    </style:style>
    <style:style style:name="P2" style:family="paragraph" style:parent-style-name="Standard">
      <style:text-properties officeooo:rsid="00054b1a" officeooo:paragraph-rsid="00116232"/>
    </style:style>
    <style:style style:name="P3" style:family="paragraph" style:parent-style-name="Standard">
      <style:text-properties officeooo:rsid="00116232" officeooo:paragraph-rsid="00116232"/>
    </style:style>
    <style:style style:name="P4" style:family="paragraph" style:parent-style-name="Standard">
      <style:text-properties officeooo:paragraph-rsid="00116232"/>
    </style:style>
    <style:style style:name="P5" style:family="paragraph" style:parent-style-name="Standard">
      <style:text-properties officeooo:rsid="00130edf" officeooo:paragraph-rsid="00130edf"/>
    </style:style>
    <style:style style:name="P6" style:family="paragraph" style:parent-style-name="Standard">
      <style:text-properties officeooo:rsid="0013f941" officeooo:paragraph-rsid="0013f941"/>
    </style:style>
    <style:style style:name="P7" style:family="paragraph" style:parent-style-name="Standard">
      <style:text-properties officeooo:rsid="00175a69" officeooo:paragraph-rsid="00175a69"/>
    </style:style>
    <style:style style:name="P8" style:family="paragraph" style:parent-style-name="Standard">
      <style:text-properties fo:font-style="normal" officeooo:rsid="00116232" officeooo:paragraph-rsid="00116232" style:font-style-asian="normal" style:font-style-complex="normal"/>
    </style:style>
    <style:style style:name="P9" style:family="paragraph" style:parent-style-name="Standard">
      <style:text-properties fo:font-style="normal" fo:font-weight="normal" officeooo:rsid="00130edf" officeooo:paragraph-rsid="0011623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30edf" officeooo:paragraph-rsid="00130edf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2b6a19" officeooo:paragraph-rsid="002b6a19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2b6a19" officeooo:paragraph-rsid="002bbba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30c398" officeooo:paragraph-rsid="0030c39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328aaa" officeooo:paragraph-rsid="00328aaa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officeooo:rsid="001af03f" officeooo:paragraph-rsid="001af03f"/>
    </style:style>
    <style:style style:name="P16" style:family="paragraph" style:parent-style-name="Standard">
      <style:text-properties officeooo:rsid="001c07a3" officeooo:paragraph-rsid="001c07a3"/>
    </style:style>
    <style:style style:name="P17" style:family="paragraph" style:parent-style-name="Standard">
      <style:text-properties fo:language="zxx" fo:country="none" officeooo:rsid="001d52d2" officeooo:paragraph-rsid="001d52d2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1e088d" officeooo:paragraph-rsid="001e088d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1ffe7f" officeooo:paragraph-rsid="001e088d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284144" officeooo:paragraph-rsid="00284144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298ada" officeooo:paragraph-rsid="00298ada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fo:font-style="italic" fo:font-weight="bold" officeooo:rsid="001d52d2" officeooo:paragraph-rsid="001d52d2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3" style:family="paragraph" style:parent-style-name="Standard">
      <style:text-properties fo:language="zxx" fo:country="none" fo:font-style="italic" fo:font-weight="bold" officeooo:rsid="001e088d" officeooo:paragraph-rsid="001e088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4" style:family="paragraph" style:parent-style-name="Standard">
      <style:text-properties fo:language="zxx" fo:country="none" fo:font-style="normal" fo:font-weight="normal" officeooo:rsid="002b6a19" officeooo:paragraph-rsid="002b6a1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5" style:family="paragraph" style:parent-style-name="Standard">
      <style:text-properties officeooo:rsid="001e088d" officeooo:paragraph-rsid="001e088d"/>
    </style:style>
    <style:style style:name="P26" style:family="paragraph" style:parent-style-name="Standard">
      <style:text-properties officeooo:paragraph-rsid="001e088d"/>
    </style:style>
    <style:style style:name="P27" style:family="paragraph" style:parent-style-name="Standard">
      <style:text-properties fo:font-style="italic" fo:font-weight="bold" officeooo:rsid="001e088d" officeooo:paragraph-rsid="001e088d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style="italic" fo:font-weight="bold" officeooo:rsid="002b6a19" officeooo:paragraph-rsid="002b6a19" style:font-style-asian="italic" style:font-weight-asian="bold" style:font-style-complex="italic" style:font-weight-complex="bold"/>
    </style:style>
    <style:style style:name="P29" style:family="paragraph" style:parent-style-name="Standard">
      <style:text-properties officeooo:paragraph-rsid="00298ada"/>
    </style:style>
    <style:style style:name="P30" style:family="paragraph" style:parent-style-name="Standard">
      <style:text-properties officeooo:paragraph-rsid="002b6a19"/>
    </style:style>
    <style:style style:name="P31" style:family="paragraph" style:parent-style-name="Text_20_body">
      <style:text-properties fo:language="zxx" fo:country="none" officeooo:rsid="001e088d" officeooo:paragraph-rsid="001e088d" style:language-asian="zxx" style:country-asian="none" style:language-complex="zxx" style:country-complex="none"/>
    </style:style>
    <style:style style:name="P32" style:family="paragraph" style:parent-style-name="Text_20_body">
      <style:text-properties officeooo:rsid="001e088d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tyle="normal" fo:font-weight="normal" officeooo:rsid="00328aaa" officeooo:paragraph-rsid="00328aaa" style:font-style-asian="normal" style:font-weight-asian="normal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328aaa" officeooo:paragraph-rsid="00328aaa" style:font-style-asian="normal" style:font-weight-asian="normal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3352f2" officeooo:paragraph-rsid="003352f2" style:font-style-asian="normal" style:font-weight-asian="normal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33b2b8" officeooo:paragraph-rsid="0033b2b8" style:font-style-asian="normal" style:font-weight-asian="normal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389b77" officeooo:paragraph-rsid="00389b77" style:font-style-asian="normal" style:font-weight-asian="normal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3a1513" officeooo:paragraph-rsid="003a1513" style:font-style-asian="normal" style:font-weight-asian="normal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3a54d5" officeooo:paragraph-rsid="003a54d5" style:font-style-asian="normal" style:font-weight-asian="normal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3a6d00" officeooo:paragraph-rsid="003a6d00" style:font-style-asian="normal" style:font-weight-asian="normal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3eeece" officeooo:paragraph-rsid="003eeece" style:font-style-asian="normal" style:font-weight-asian="normal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409aee" officeooo:paragraph-rsid="00409aee" style:font-style-asian="normal" style:font-weight-asian="normal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42ccb5" officeooo:paragraph-rsid="0042ccb5" style:font-style-asian="normal" style:font-weight-asian="normal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44a812" officeooo:paragraph-rsid="0044a812" style:font-style-asian="normal" style:font-weight-asian="normal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497224" officeooo:paragraph-rsid="00497224" style:font-style-asian="normal" style:font-weight-asian="normal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49a9f6" officeooo:paragraph-rsid="0049a9f6" style:font-style-asian="normal" style:font-weight-asian="normal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4b2745" officeooo:paragraph-rsid="004b2745" style:font-style-asian="normal" style:font-weight-asian="normal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4c9de2" officeooo:paragraph-rsid="004c9de2" style:font-style-asian="normal" style:font-weight-asian="normal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4e24ad" officeooo:paragraph-rsid="004e24ad" style:font-style-asian="normal" style:font-weight-asian="normal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4f667d" officeooo:paragraph-rsid="004f667d" style:font-style-asian="normal" style:font-weight-asian="normal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italic" fo:font-weight="bold" officeooo:rsid="003a54d5" officeooo:paragraph-rsid="003a54d5" style:font-style-asian="italic" style:font-weight-asian="bold" style:font-style-complex="italic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italic" fo:font-weight="bold" officeooo:rsid="0044a812" officeooo:paragraph-rsid="0044a812" style:font-style-asian="italic" style:font-weight-asian="bold" style:font-style-complex="italic" style:font-weight-complex="bold"/>
    </style:style>
    <style:style style:name="P5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49a9f6" officeooo:paragraph-rsid="0049a9f6"/>
    </style:style>
    <style:style style:name="P5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4ffaf2" officeooo:paragraph-rsid="004ffaf2" style:font-style-asian="normal" style:font-weight-asian="normal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4ffaf2" officeooo:paragraph-rsid="004ffaf2"/>
    </style:style>
    <style:style style:name="P5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510462" officeooo:paragraph-rsid="00510462"/>
    </style:style>
    <style:style style:name="P5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51e321" officeooo:paragraph-rsid="0051e321"/>
    </style:style>
    <style:style style:name="P5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53ae3a"/>
    </style:style>
    <style:style style:name="T1" style:family="text">
      <style:text-properties officeooo:rsid="000c2b64"/>
    </style:style>
    <style:style style:name="T2" style:family="text">
      <style:text-properties officeooo:rsid="000f5ebe"/>
    </style:style>
    <style:style style:name="T3" style:family="text">
      <style:text-properties officeooo:rsid="0011623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16232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16232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30edf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16232" style:font-style-asian="normal" style:font-style-complex="normal"/>
    </style:style>
    <style:style style:name="T12" style:family="text">
      <style:text-properties fo:font-style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30edf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497224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53ae3a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16232" style:font-weight-asian="bold" style:font-weight-complex="bold"/>
    </style:style>
    <style:style style:name="T20" style:family="text">
      <style:text-properties fo:font-weight="bold" officeooo:rsid="0033b2b8" style:font-weight-asian="bold" style:font-weight-complex="bold"/>
    </style:style>
    <style:style style:name="T21" style:family="text">
      <style:text-properties fo:font-weight="bold" officeooo:rsid="003c3844" style:font-weight-asian="bold" style:font-weight-complex="bold"/>
    </style:style>
    <style:style style:name="T22" style:family="text">
      <style:text-properties fo:font-variant="normal" fo:text-transform="none" fo:color="#313131" loext:opacity="100%" style:font-name="Liberation Serif" fo:font-size="15pt" fo:letter-spacing="normal" fo:language="zxx" fo:country="none" fo:font-style="italic" fo:font-weight="bold" officeooo:rsid="001e088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3" style:family="text">
      <style:text-properties fo:font-variant="normal" fo:text-transform="none" fo:color="#313131" loext:opacity="100%" style:font-name="Liberation Serif" fo:font-size="15pt" fo:letter-spacing="normal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language="zxx" fo:country="none" style:language-asian="zxx" style:country-asian="none" style:language-complex="zxx" style:country-complex="none"/>
    </style:style>
    <style:style style:name="T25" style:family="text">
      <style:text-properties fo:language="zxx" fo:country="none" officeooo:rsid="001ffe7f" style:language-asian="zxx" style:country-asian="none" style:language-complex="zxx" style:country-complex="none"/>
    </style:style>
    <style:style style:name="T26" style:family="text">
      <style:text-properties fo:language="zxx" fo:country="none" officeooo:rsid="00298ada" style:language-asian="zxx" style:country-asian="none" style:language-complex="zxx" style:country-complex="none"/>
    </style:style>
    <style:style style:name="T27" style:family="text">
      <style:text-properties fo:language="zxx" fo:country="none" officeooo:rsid="002b6a19" style:language-asian="zxx" style:country-asian="none" style:language-complex="zxx" style:country-complex="none"/>
    </style:style>
    <style:style style:name="T28" style:family="text">
      <style:text-properties fo:language="zxx" fo:country="none" fo:font-style="italic" fo:font-weight="bold" officeooo:rsid="001e088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9" style:family="text">
      <style:text-properties fo:language="zxx" fo:country="none" fo:font-style="italic" fo:font-weight="bold" officeooo:rsid="00298ad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0" style:family="text">
      <style:text-properties fo:language="zxx" fo:country="none" fo:font-style="italic" fo:font-weight="bold" officeooo:rsid="002b6a19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2" style:family="text">
      <style:text-properties fo:language="zxx" fo:country="none" fo:font-weight="normal" officeooo:rsid="002b6a19" style:language-asian="zxx" style:country-asian="none" style:font-weight-asian="normal" style:language-complex="zxx" style:country-complex="none" style:font-weight-complex="normal"/>
    </style:style>
    <style:style style:name="T33" style:family="text">
      <style:text-properties officeooo:rsid="0024e6cf"/>
    </style:style>
    <style:style style:name="T34" style:family="text">
      <style:text-properties officeooo:rsid="00265332"/>
    </style:style>
    <style:style style:name="T35" style:family="text">
      <style:text-properties officeooo:rsid="0033b2b8"/>
    </style:style>
    <style:style style:name="T36" style:family="text">
      <style:text-properties officeooo:rsid="003a6d00"/>
    </style:style>
    <style:style style:name="T37" style:family="text">
      <style:text-properties officeooo:rsid="003c3844"/>
    </style:style>
    <style:style style:name="T38" style:family="text">
      <style:text-properties officeooo:rsid="003d47ca"/>
    </style:style>
    <style:style style:name="T39" style:family="text">
      <style:text-properties officeooo:rsid="0041509a"/>
    </style:style>
    <style:style style:name="T40" style:family="text">
      <style:text-properties officeooo:rsid="00464db7"/>
    </style:style>
    <style:style style:name="T41" style:family="text">
      <style:text-properties officeooo:rsid="00497224"/>
    </style:style>
    <style:style style:name="T42" style:family="text">
      <style:text-properties officeooo:rsid="004e24ad"/>
    </style:style>
    <style:style style:name="T43" style:family="text">
      <style:text-properties officeooo:rsid="0053ae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3/11/20</text:p>
      <text:p text:style-name="P1"/>
      <text:p text:style-name="P1"/>
      <text:p text:style-name="P1"/>
      <text:p text:style-name="P3">Procedure:</text:p>
      <text:p text:style-name="P3"/>
      <text:p text:style-name="P4"><text:span text:style-name="T3">Per prima cosa ho settato un file di testo con i relativi user e pass ; ho avviato mosquitto_passwd e dato il comando </text:span><text:span text:style-name="T19">-U</text:span><text:span text:style-name="T3"> </text:span><text:span text:style-name="T7">password_file.txt</text:span><text:span text:style-name="T5"> </text:span><text:span text:style-name="T11">per fargli hashare le password.</text:span></text:p>
      <text:p text:style-name="P8"/>
      <text:p text:style-name="P3"><text:span text:style-name="T10">In secondo luogo ho modificato il file</text:span><text:span text:style-name="T4"> </text:span><text:span text:style-name="T6">mosquitto.conf </text:span><text:span text:style-name="T13">nei seguenti campi ,impostandoli a:</text:span></text:p>
      <text:p text:style-name="P3"><text:span text:style-name="T13">- </text:span><text:span text:style-name="T6">per_listener_settings true</text:span><text:span text:style-name="T17"> </text:span><text:span text:style-name="T13">per settare le impostazioni di sicurezza per ogni listener</text:span></text:p>
      <text:p text:style-name="P3"><text:span text:style-name="T13">- </text:span><text:span text:style-name="T6">retain_available true </text:span><text:span text:style-name="T13">per settare la ritenuta dei messaggi in caso un client non attivo non l’abbia ricevuto</text:span></text:p>
      <text:p text:style-name="P3"><text:span text:style-name="T13">- </text:span><text:span text:style-name="T6">autosave_interval 10 </text:span><text:span text:style-name="T13">per settare l’intervallo di scrittura del log</text:span></text:p>
      <text:p text:style-name="P3"><text:span text:style-name="T13">- </text:span><text:span text:style-name="T6">persistence true </text:span><text:span text:style-name="T14">per settare la persistenza dei messaggi su disco</text:span></text:p>
      <text:p text:style-name="P3"><text:span text:style-name="T14">- </text:span><text:span text:style-name="T8">persistence_file mosquitto.db </text:span><text:span text:style-name="T14">per settare il file di scrittura dei log</text:span></text:p>
      <text:p text:style-name="P3"><text:span text:style-name="T14">- </text:span><text:span text:style-name="T8">persistence_location .\ </text:span><text:span text:style-name="T14">per settare il percorso del file di log</text:span></text:p>
      <text:p text:style-name="P4"><text:span text:style-name="T14">- </text:span><text:span text:style-name="T8">log_type all </text:span><text:span text:style-name="T14">livello di log</text:span></text:p>
      <text:p text:style-name="P4"><text:span text:style-name="T14">- </text:span><text:span text:style-name="T8">connection_messages true </text:span><text:span text:style-name="T14">log dei messaggi</text:span></text:p>
      <text:p text:style-name="P4"><text:span text:style-name="T14">- </text:span><text:span text:style-name="T8">log_timestamp true </text:span><text:span text:style-name="T14">log con timestamp</text:span></text:p>
      <text:p text:style-name="P4"><text:span text:style-name="T14">- </text:span><text:span text:style-name="T8">allow_anonymous false </text:span><text:span text:style-name="T14"><text:s/>disabilito accesso anonimo</text:span></text:p>
      <text:p text:style-name="P4"><text:span text:style-name="T14">- </text:span><text:span text:style-name="T8">password_file users.txt </text:span><text:span text:style-name="T14">setto il file di testo contenente user e password</text:span></text:p>
      <text:p text:style-name="P9"/>
      <text:p text:style-name="P25"><text:span text:style-name="T14">P</text:span><text:span text:style-name="T13">er limitare l’accesso :</text:span></text:p>
      <text:p text:style-name="P4"><text:span text:style-name="T14">- </text:span><text:span text:style-name="T8">acl_file aclfile.txt </text:span><text:span text:style-name="T14">setto il file ACL per limitare l’accesso a determinati topic per singoli utenti,<text:tab/> nel seguente formato:</text:span></text:p>
      <text:p text:style-name="P10"/>
      <text:p text:style-name="P5"><text:span text:style-name="T17">user</text:span><text:span text:style-name="T13"> <text:s/></text:span><text:span text:style-name="T9">&lt;utente&gt;</text:span></text:p>
      <text:p text:style-name="P5"><text:span text:style-name="T17">topic</text:span><text:span text:style-name="T13"> </text:span><text:span text:style-name="T9">&lt;topic&gt;</text:span></text:p>
      <text:p text:style-name="P9"><text:s/></text:p>
      <text:p text:style-name="P2"/>
      <text:p text:style-name="P1">-<text:span text:style-name="T1">aggiungere strato ssl e relative chiavi</text:span></text:p>
      <text:p text:style-name="P1"/>
      <text:p text:style-name="P1">-fare connessione php a mosquito <text:span text:style-name="T2">(classe connect, publish, subscribe,unsubscribe)</text:span></text:p>
      <text:p text:style-name="P1"/>
      <text:p text:style-name="P1"/>
      <text:p text:style-name="P1"/>
      <text:p text:style-name="P1"/>
      <text:p text:style-name="P6">24/11/20</text:p>
      <text:p text:style-name="P6"/>
      <text:p text:style-name="P7">Appunto : solo il messaggio a cui ho impostato la Retain -r mi compare sul subscriber in caso fosse stato offline</text:p>
      <text:p text:style-name="P7"/>
      <text:p text:style-name="P7">altrimenti mi manda di default il precedente messaggio ritenuto</text:p>
      <text:p text:style-name="P7"/>
      <text:p text:style-name="P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25/11/20</text:p>
      <text:p text:style-name="P15"/>
      <text:p text:style-name="P15">Procedura:</text:p>
      <text:p text:style-name="P15"/>
      <text:p text:style-name="P16">Integrare comunicazione TLS per autenticazione e scambio messaggi</text:p>
      <text:p text:style-name="P15"/>
      <text:p text:style-name="P16">Editare mosquitto.conf nei seguenti campi :</text:p>
      <text:p text:style-name="P16"/>
      <text:p text:style-name="P6"/>
      <text:p text:style-name="P17">[Default listener]</text:p>
      <text:p text:style-name="P17"/>
      <text:p text:style-name="P17">-<text:span text:style-name="T6">port &lt;8883&gt;</text:span></text:p>
      <text:p text:style-name="P17"/>
      <text:p text:style-name="P17">[Certificate based SSL/TLS support]</text:p>
      <text:p text:style-name="P17"/>
      <text:p text:style-name="P17">- <text:span text:style-name="T6">cafile &lt;path/to/the/file/ca.crt&gt;</text:span></text:p>
      <text:p text:style-name="P22">- certfile &lt;path/to/the/file/server.crt&gt;</text:p>
      <text:p text:style-name="P22">- keyfile &lt;path/to/the/file/server.key&gt;</text:p>
      <text:p text:style-name="P22"/>
      <text:p text:style-name="P22">-require_certificate &lt;false&gt;</text:p>
      <text:p text:style-name="P22">-tls_version &lt;tlsv1.2&gt;</text:p>
      <text:p text:style-name="P17"/>
      <text:p text:style-name="P17"/>
      <text:p text:style-name="P18">Generazione chiavi : </text:p>
      <text:p text:style-name="P18"/>
      <text:p text:style-name="P20">Scaricare openssl da <text:a xlink:type="simple" xlink:href="http://slproweb.com/products/Win32OpenSSL.html" text:style-name="Internet_20_link" text:visited-style-name="Visited_20_Internet_20_Link">http://slproweb.com/products/Win32OpenSSL.html</text:a> </text:p>
      <text:p text:style-name="P18"/>
      <text:p text:style-name="P18">CMD con privilegi elevati </text:p>
      <text:p text:style-name="P18"/>
      <text:p text:style-name="P18">1) Genero la chiave pubblica :</text:p>
      <text:p text:style-name="P18"/>
      <text:p text:style-name="P18"><text:span text:style-name="Strong_20_Emphasis"><text:span text:style-name="T23">openssl genrsa -des3 -out ca.key 2048</text:span></text:span> </text:p>
      <text:p text:style-name="P18"/>
      <text:p text:style-name="P18"/>
      <text:p text:style-name="P18">2) Creo certificato per la chiave pubblica e lo firmo :</text:p>
      <text:p text:style-name="P18"/>
      <text:p text:style-name="P31"><text:span text:style-name="Strong_20_Emphasis"><text:span text:style-name="T23">openssl req -new -x509 -days 1826 -key ca.key -out ca.crt</text:span></text:span></text:p>
      <text:p text:style-name="Text_20_body"/>
      <text:p text:style-name="P32">3) creo il certificato del server</text:p>
      <text:p text:style-name="P33"><text:span text:style-name="Strong_20_Emphasis"><text:span text:style-name="T23">openssl req -new -out server.csr -key server.key</text:span></text:span> </text:p>
      <text:p text:style-name="Text_20_body"/>
      <text:p text:style-name="P18">4) firmo il certificato del server associando la chiave pubblica</text:p>
      <text:p text:style-name="P18"/>
      <text:p text:style-name="P26"><text:span text:style-name="Strong_20_Emphasis"><text:span text:style-name="T22">openssl x509 -req -in server.csr -CA ca.crt -CAkey ca.key -CAcreateserial -out server.crt -days 360</text:span></text:span><text:span text:style-name="T28"> </text:span></text:p>
      <text:p text:style-name="P18"/>
      <text:p text:style-name="P18">Sistemo il tutto in una cartella composta da i relativi file <text:span text:style-name="T18">ca.crt</text:span> , <text:span text:style-name="T18">server.crt</text:span> ,<text:span text:style-name="T18"> server.key</text:span></text:p>
      <text:p text:style-name="P18"><text:soft-page-break/></text:p>
      <text:p text:style-name="P18">Avvio Mosquitto Server Broker</text:p>
      <text:p text:style-name="P18"/>
      <text:p text:style-name="P23">mosquitto -c mosquittp.conf -v</text:p>
      <text:p text:style-name="P18"/>
      <text:p text:style-name="P18"/>
      <text:p text:style-name="P18">Attivo il Subscriber su un topic connettendomi</text:p>
      <text:p text:style-name="P18"/>
      <text:p text:style-name="P23">mosquitto_sub <text:s text:c="2"/>-- cafile &lt;path/to/the/file/ca.crt&gt; <text:s/>-- tls-version tlsv1.2 <text:s text:c="2"/>-- insecure <text:s/>-h &lt;indirizzo server&gt; <text:s/>-p 8883 <text:s/>-t <text:s/>"&lt;topic&gt;" <text:s/>-u &lt;username&gt; <text:s/>-<text:span text:style-name="T38">P</text:span> &lt;password&gt; <text:s text:c="2"/>-v <text:s/>-d </text:p>
      <text:p text:style-name="P23"/>
      <text:p text:style-name="P18"/>
      <text:p text:style-name="P18">Pubblico qualcosa in un topic</text:p>
      <text:p text:style-name="P18"/>
      <text:p text:style-name="P27"><text:span text:style-name="T24">mosquitto_pub <text:s text:c="3"/>--cafile <text:s/>&lt;path/</text:span><text:span text:style-name="T25">to/the/fileca.crt&gt; --tls-version tlsv1.2 –insecure -h &lt;indirizzoserver&gt; -p 8883 <text:s text:c="2"/>-t "&lt;topic&gt;" <text:s/>-m "&lt;messaggio&gt; <text:s/>-u &lt;username&gt; <text:s/>-P &lt;password&gt;</text:span></text:p>
      <text:p text:style-name="P19"/>
      <text:p text:style-name="P19"/>
      <text:p text:style-name="P19"/>
      <text:p text:style-name="P19"/>
      <text:p text:style-name="P19"/>
      <text:p text:style-name="P18"/>
      <text:p text:style-name="P18"/>
      <text:p text:style-name="P18">- <text:span text:style-name="T33">fare client php connessione a mosquito</text:span></text:p>
      <text:p text:style-name="P18"/>
      <text:p text:style-name="P18">- <text:span text:style-name="T33">fare classe php connessione db mysql</text:span></text:p>
      <text:p text:style-name="P18"/>
      <text:p text:style-name="P18">- <text:span text:style-name="T34">retain messaggi</text:span></text:p>
      <text:p text:style-name="P1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26/11/20</text:p>
      <text:p text:style-name="P21"/>
      <text:p text:style-name="P21"/>
      <text:p text:style-name="P21">Implementata connessione con classi in php con mosquitto broker.</text:p>
      <text:p text:style-name="P21"/>
      <text:p text:style-name="P29"><text:span text:style-name="T26">Ho usato la libreria preconfezionata php-MQTT , e sono andato a utilizzare le referenze messe a disposizione per fare le classi </text:span><text:span text:style-name="T29">subscribe.php</text:span><text:span text:style-name="T26"> <text:s/>e <text:s/></text:span><text:span text:style-name="T29">publish.php.</text:span></text:p>
      <text:p text:style-name="P30"><text:span text:style-name="T26">L</text:span><text:span text:style-name="T24">e ho configurate per connettersi in localhost alla porta 8883 ,usando come user e password </text:span><text:span text:style-name="T31">user:user </text:span><text:span text:style-name="T32">presenti nel file users.txt nella cartella </text:span><text:span text:style-name="T30">mosquitto.</text:span></text:p>
      <text:p text:style-name="P13"><text:span text:style-name="T27">H</text:span><text:span text:style-name="T24">o trasferito nella cartella </text:span><text:span text:style-name="T31">certs </text:span><text:span text:style-name="T24"><text:s/>il certificato della chiave pubblica usato precedentemente ( </text:span><text:span text:style-name="T31">ca.crt</text:span><text:span text:style-name="T24"> ), per far si che la comunicazione sia sicura attraverso il protocollo TLS.</text:span></text:p>
      <text:p text:style-name="P21"/>
      <text:p text:style-name="P30">Si lancia sempre il mosquitto broker con il comando <text:span text:style-name="T18">mosquitto -c mosquitto.conf -v .</text:span></text:p>
      <text:p text:style-name="P12">Successivamente avvio le relative classi richiamando php.exe che ho precedentemente installato nel sistema operativo.</text:p>
      <text:p text:style-name="P24"/>
      <text:p text:style-name="P11"/>
      <text:p text:style-name="P11">Comando per publish</text:p>
      <text:p text:style-name="P11"/>
      <text:p text:style-name="P28">php publish.php</text:p>
      <text:p text:style-name="P11"/>
      <text:p text:style-name="P11"/>
      <text:p text:style-name="P11">Comando per subscribe</text:p>
      <text:p text:style-name="P11"/>
      <text:p text:style-name="P28">php subscribe.php</text:p>
      <text:p text:style-name="P28"/>
      <text:p text:style-name="P28"/>
      <text:p text:style-name="P28"/>
      <text:p text:style-name="P14">27/11/20</text:p>
      <text:p text:style-name="P14"/>
      <text:p text:style-name="P14"/>
      <text:p text:style-name="P34">Editato file php.ini , nella sezione <text:span text:style-name="T18">“date.timezone=”</text:span> e lho settato in <text:span text:style-name="T6">date.timezione=”Europe/Rome”</text:span> <text:s/>.</text:p>
      <text:p text:style-name="P35"/>
      <text:p text:style-name="P36">Implementato <text:span text:style-name="T18">Logger</text:span> di tutti <text:span text:style-name="T35">i</text:span> publish effettuati <text:span text:style-name="T35">tramite la classe </text:span><text:span text:style-name="T20">server.php </text:span>( si sottoscrive a tutti <text:span text:style-name="T35">i</text:span> canali con # ) e scarica <text:span text:style-name="T35">i</text:span> messaggi composti da ora ,data , topic e messaggio su un file di test dentro <text:s text:c="20"/><text:span text:style-name="T18">“log\logfile.txt”</text:span>.</text:p>
      <text:p text:style-name="P36"/>
      <text:p text:style-name="P36"/>
      <text:p text:style-name="P36"/>
      <text:p text:style-name="P37"/>
      <text:p text:style-name="P38">30/11/20</text:p>
      <text:p text:style-name="P38"/>
      <text:p text:style-name="P38">Fixato il logging dei messaggi usato tramite la classe <text:span text:style-name="T18">Logging.php</text:span>.</text:p>
      <text:p text:style-name="P38">Ora memorizza nel log data ,ora , topic e messaggi scambiati all’avvio dello script <text:span text:style-name="T18">Server.php</text:span>.</text:p>
      <text:p text:style-name="P38"/>
      <text:p text:style-name="P38"/>
      <text:p text:style-name="P38">1/12/20</text:p>
      <text:p text:style-name="P38"/>
      <text:p text:style-name="P38">Ho visto come estendere la classe<text:span text:style-name="T18"> phpMQTT.php</text:span> per poter fare l’override del metodo <text:span text:style-name="T18">_debugMessage() </text:span>.</text:p>
      <text:p text:style-name="P38">Dentro al metodo scritto in un altra classe.che poi è stata istanziata, ho inserito la scrittura del log delle connessioni composta da data ,ora, e messaggio ,scritte nel file <text:span text:style-name="T18">connectionlog.txt</text:span>, sfruttando il metodo precedente .</text:p>
      <text:p text:style-name="P38"><text:soft-page-break/></text:p>
      <text:p text:style-name="P38">2/12/20</text:p>
      <text:p text:style-name="P38"/>
      <text:p text:style-name="P38">Ho continuato a vedere il log delle connessioni, e provato ad inserire il mio codice nella classe <text:span text:style-name="T18">phpMQTT </text:span>nel metodo <text:span text:style-name="T18">_debugMessage()</text:span> .</text:p>
      <text:p text:style-name="P38">Funziona ma non è la procedura corretta.</text:p>
      <text:p text:style-name="P38"/>
      <text:p text:style-name="P38"/>
      <text:p text:style-name="P39">3/12/20</text:p>
      <text:p text:style-name="P39"/>
      <text:p text:style-name="P40">Ho esteso la classe <text:span text:style-name="T18">phpMQTT</text:span> ,aggiungendo al metodo <text:span text:style-name="T18">_debugMessage()</text:span> la possibilità di scrivere quanto stampo a video su un file di testo.</text:p>
      <text:p text:style-name="P40"/>
      <text:p text:style-name="P40"/>
      <text:p text:style-name="P40">4/12/20</text:p>
      <text:p text:style-name="P40"/>
      <text:p text:style-name="P40">Ho fixato vari bug e variabili non piu usate, e pulito il codice.</text:p>
      <text:p text:style-name="P40">Rimosso dalla classe <text:span text:style-name="T18">Logging</text:span> il path per scrivere il log dei messaggi e riposizionato sulla classe <text:span text:style-name="T18">server.php</text:span> .</text:p>
      <text:p text:style-name="P40"/>
      <text:p text:style-name="P40"/>
      <text:p text:style-name="P40"/>
      <text:p text:style-name="P40">9/12/20</text:p>
      <text:p text:style-name="P40"/>
      <text:p text:style-name="P40">Implementato parser degli argomenti da Cli sulla classe <text:span text:style-name="T18">server.php</text:span> .</text:p>
      <text:p text:style-name="P40"/>
      <text:p text:style-name="P40">Comandi ora disponibili <text:span text:style-name="T37">tramite </text:span><text:span text:style-name="T21">server.php</text:span>:</text:p>
      <text:p text:style-name="P40"/>
      <text:p text:style-name="P52">-- server &lt;indirizzo:porta&gt; </text:p>
      <text:p text:style-name="P52">-- logfile &lt;file.txt&gt;</text:p>
      <text:p text:style-name="P52">-- <text:span text:style-name="T36">user &lt;user/to/login&gt;</text:span></text:p>
      <text:p text:style-name="P52">-- <text:span text:style-name="T36">pass &lt;pass/to/log&gt;</text:span></text:p>
      <text:p text:style-name="P52">-- <text:span text:style-name="T36">database </text:span></text:p>
      <text:p text:style-name="P40"/>
      <text:p text:style-name="P41">Il comando <text:span text:style-name="T18">-- database</text:span> non è ancora funzionante poichè manca a livello applicativo ,il metodo corrispondente alla connessione e al salvataggio dei log.</text:p>
      <text:p text:style-name="P40"/>
      <text:p text:style-name="P40"/>
      <text:p text:style-name="P42">10/12/20</text:p>
      <text:p text:style-name="P42"/>
      <text:p text:style-name="P42">finire connessione al db</text:p>
      <text:p text:style-name="P42">guardare I retained messages</text:p>
      <text:p text:style-name="P42">guardare I bridge di mosquitto</text:p>
      <text:p text:style-name="P42"/>
      <text:p text:style-name="P43">Ho abilitato nel php.ini , l’extension obdc , openssl , <text:span text:style-name="T39">pdo_obdc, pdo_mysql ,mbstring e curl .</text:span></text:p>
      <text:p text:style-name="P43"/>
      <text:p text:style-name="P43"/>
      <text:p text:style-name="P44">11/12/2020</text:p>
      <text:p text:style-name="P44"/>
      <text:p text:style-name="P44">Effettuate prove su SQL server per quanto riguarda i trigger</text:p>
      <text:p text:style-name="P44"/>
      <text:p text:style-name="P44"/>
      <text:p text:style-name="P44"/>
      <text:p text:style-name="P44"><text:soft-page-break/></text:p>
      <text:p text:style-name="P44"/>
      <text:p text:style-name="P43"/>
      <text:p text:style-name="P43"/>
      <text:p text:style-name="P44">14/1<text:span text:style-name="T41">2</text:span>/2020</text:p>
      <text:p text:style-name="P44"/>
      <text:p text:style-name="P44">Connessione al db effettuata tramite libreria ODBC integrata in php.</text:p>
      <text:p text:style-name="P44">Ho effettuato la connessione tramite odbc_connect() , preparato la query inserita in odbc_prepare(), e viene eseguita con odbc_execute .</text:p>
      <text:p text:style-name="P44"/>
      <text:p text:style-name="P44">Tramite la classe server.php , ho inserito l’argument parser del database, che si connette correttamente passandogli la variabile dsn .</text:p>
      <text:p text:style-name="P44"/>
      <text:p text:style-name="P44"/>
      <text:p text:style-name="P45">S<text:span text:style-name="T40">intassi</text:span> comando database :</text:p>
      <text:p text:style-name="P45"/>
      <text:p text:style-name="P53">-- <text:s/>database &lt;DSN&gt;</text:p>
      <text:p text:style-name="P53"/>
      <text:p text:style-name="P53"/>
      <text:p text:style-name="P53"/>
      <text:p text:style-name="P53"/>
      <text:p text:style-name="P46">23/12/20</text:p>
      <text:p text:style-name="P46"/>
      <text:p text:style-name="P46">Effettuato testing delle conversioni dei giorni con partenza dall’anno 0 , e dell’orario in base ai secondi passati dall’inizio del giorno.</text:p>
      <text:p text:style-name="P54"><text:span text:style-name="T15">E</text:span><text:span text:style-name="T13">ffettuato controllo degli argomenti passati da cli , per poter funzionare anche senza un argument non obbligatorio ( es. Senza –database , o scrivendolo e non passandogli nulla).</text:span></text:p>
      <text:p text:style-name="P47">Implementata la scrittura sul log dell’applicazione dell’avvenuta connessione , query, e disconnessione dal db.</text:p>
      <text:p text:style-name="P47"/>
      <text:p text:style-name="P47"/>
      <text:p text:style-name="P46"/>
      <text:p text:style-name="P46"/>
      <text:p text:style-name="P46"/>
      <text:p text:style-name="P46">8/01/21</text:p>
      <text:p text:style-name="P46"/>
      <text:p text:style-name="P48">fix sulla classe extended di phpMQTT per la scrittura dei messaggi su file di testo.</text:p>
      <text:p text:style-name="P48"/>
      <text:p text:style-name="P48"/>
      <text:p text:style-name="P49">11/01/21</text:p>
      <text:p text:style-name="P49"/>
      <text:p text:style-name="P49">Pulizia codice, cambiata la data nel log nella classe Logging usando la function date di php, in modo da stampare a numeri data e ora <text:span text:style-name="T42">nel formato “g/m/a”</text:span>.</text:p>
      <text:p text:style-name="P49">Per poter poi essere convertite usando le appropriate librerie ,calcolando la data dall’anno 0 e l’ora calcolando i secondi passati dalla mezzanotte ; in questo modo posso inoltrare i dati in scrittura verso il Database.</text:p>
      <text:p text:style-name="P48"/>
      <text:p text:style-name="P46"/>
      <text:p text:style-name="P50">12/01/21</text:p>
      <text:p text:style-name="P50"/>
      <text:p text:style-name="P50">Esetesa classe Logging per poter effettuare il log personalizzato.</text:p>
      <text:p text:style-name="P50"/>
      <text:p text:style-name="P46"/>
      <text:p text:style-name="P46"/>
      <text:p text:style-name="P50"><text:soft-page-break/>13/01/21</text:p>
      <text:p text:style-name="P50"/>
      <text:p text:style-name="P50">Implementato logging funzionante del parametro “address” dentro I log dei messaggi.</text:p>
      <text:p text:style-name="P51">Richiamata la variabile globale address in phpMQTT_extended ,per poter essere richiamate dentro il metodo “logger” ,passandogli il valore.</text:p>
      <text:p text:style-name="P51"/>
      <text:p text:style-name="P55">Implementato metodo “extractDateTime” nella classe estesa di phpMQTT ,per poter estrarre data e ora , convertirli usando “fint_libDMF_aammgg2N” e “fint_libDMF_hhmmss2N”.</text:p>
      <text:p text:style-name="P56"><text:span text:style-name="T12">In questo modo posso eseguire le query e caricare il valore sul DB.</text:span></text:p>
      <text:p text:style-name="P56"><text:span text:style-name="T12"/></text:p>
      <text:p text:style-name="P56"><text:span text:style-name="T12"/></text:p>
      <text:p text:style-name="P57"><text:span text:style-name="T12">14/01/21</text:span></text:p>
      <text:p text:style-name="P57"><text:span text:style-name="T12"/></text:p>
      <text:p text:style-name="P57"><text:span text:style-name="T12">Ho estratto il server ip dalla construct di phpMQTT_extended , il topic e il messagge dal metodo “logger” , cosicchè poterli catturare e mandare nella query verso il db.</text:span></text:p>
      <text:p text:style-name="P57"><text:span text:style-name="T12"/></text:p>
      <text:p text:style-name="P57"><text:span text:style-name="T12"/></text:p>
      <text:p text:style-name="P57"><text:span text:style-name="T12"/></text:p>
      <text:p text:style-name="P58"><text:span text:style-name="T12">15/01/21</text:span></text:p>
      <text:p text:style-name="P58"><text:span text:style-name="T12"/></text:p>
      <text:p text:style-name="P58"><text:span text:style-name="T12">Eliminata la sottostringa, prendo soltanto I valori address,topic,message .</text:span></text:p>
      <text:p text:style-name="P58"><text:span text:style-name="T12">La data e ora la lascio compilare tramite trigger ,all’avvenuta aggiunta, al database.</text:span></text:p>
      <text:p text:style-name="P59"><text:span text:style-name="T16">Creato trigger che mi aggiunge solo sull’ultimo valore inserito in tabella nelle colonne DATA e Ora , le medesime.</text:span></text:p>
      <text:p text:style-name="P58"><text:span text:style-name="T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7cm" fo:margin-right="1.0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1-15T17:47:44.153000000</dc:date>
    <meta:editing-duration>PT18H55M11S</meta:editing-duration>
    <meta:editing-cycles>59</meta:editing-cycles>
    <meta:document-statistic meta:table-count="0" meta:image-count="0" meta:object-count="0" meta:page-count="7" meta:paragraph-count="130" meta:word-count="1218" meta:character-count="8170" meta:non-whitespace-character-count="7022"/>
  </office:meta>
</office:document-meta>
</file>